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6.791cm" style:rel-column-width="2184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3.03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.133cm"/>
    </style:style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fo:font-size="26pt" officeooo:rsid="000cc793" officeooo:paragraph-rsid="00460a15" style:font-size-asian="26pt" style:font-size-complex="26pt"/>
    </style:style>
    <style:style style:name="P3" style:family="paragraph" style:parent-style-name="Text_20_body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P4" style:family="paragraph" style:parent-style-name="Text_20_body">
      <style:text-properties officeooo:paragraph-rsid="004b866e"/>
    </style:style>
    <style:style style:name="P5" style:family="paragraph" style:parent-style-name="Text_20_body">
      <style:text-properties fo:font-size="4pt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style:font-name="Carlito" fo:font-size="10pt" fo:font-weight="bold" officeooo:rsid="007dc39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871c3a" officeooo:paragraph-rsid="00871c3a"/>
    </style:style>
    <style:style style:name="P11" style:family="paragraph" style:parent-style-name="Table_20_Contents">
      <style:paragraph-properties fo:text-align="center" style:justify-single-word="false"/>
      <style:text-properties officeooo:rsid="0088531f" officeooo:paragraph-rsid="00889bf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88c420" officeooo:paragraph-rsid="0088c420"/>
    </style:style>
    <style:style style:name="P14" style:family="paragraph" style:parent-style-name="Table_20_Contents">
      <style:paragraph-properties fo:text-align="center" style:justify-single-word="false"/>
      <style:text-properties officeooo:rsid="00899054" officeooo:paragraph-rsid="00899054"/>
    </style:style>
    <style:style style:name="P15" style:family="paragraph" style:parent-style-name="Table_20_Contents">
      <style:paragraph-properties fo:text-align="center" style:justify-single-word="false"/>
      <style:text-properties officeooo:rsid="008cfbcf" officeooo:paragraph-rsid="008cfbcf"/>
    </style:style>
    <style:style style:name="P16" style:family="paragraph" style:parent-style-name="Table_20_Contents">
      <style:paragraph-properties fo:text-align="center" style:justify-single-word="false"/>
      <style:text-properties officeooo:rsid="008de80f" officeooo:paragraph-rsid="008de80f"/>
    </style:style>
    <style:style style:name="P17" style:family="paragraph" style:parent-style-name="Table_20_Contents">
      <style:paragraph-properties fo:text-align="center" style:justify-single-word="false"/>
      <style:text-properties officeooo:rsid="008f3599" officeooo:paragraph-rsid="008f3599"/>
    </style:style>
    <style:style style:name="P18" style:family="paragraph" style:parent-style-name="Table_20_Contents">
      <style:paragraph-properties fo:text-align="center" style:justify-single-word="false"/>
      <style:text-properties officeooo:rsid="008f3ecc" officeooo:paragraph-rsid="008f3ecc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b18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8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Carlito" fo:font-size="10pt" officeooo:rsid="007dc396"/>
    </style:style>
    <style:style style:name="T13" style:family="text">
      <style:text-properties officeooo:rsid="00871c3a"/>
    </style:style>
    <style:style style:name="T14" style:family="text">
      <style:text-properties officeooo:rsid="0088531f"/>
    </style:style>
    <style:style style:name="T15" style:family="text">
      <style:text-properties officeooo:rsid="00889bfc"/>
    </style:style>
    <style:style style:name="T16" style:family="text">
      <style:text-properties officeooo:rsid="0088c420"/>
    </style:style>
    <style:style style:name="T17" style:family="text">
      <style:text-properties officeooo:rsid="00899054"/>
    </style:style>
    <style:style style:name="T18" style:family="text">
      <style:text-properties officeooo:rsid="008a25ca"/>
    </style:style>
    <style:style style:name="T19" style:family="text">
      <style:text-properties officeooo:rsid="008cfbcf"/>
    </style:style>
    <style:style style:name="T20" style:family="text">
      <style:text-properties officeooo:rsid="008de80f"/>
    </style:style>
    <style:style style:name="T21" style:family="text">
      <style:text-properties officeooo:rsid="008e13d6"/>
    </style:style>
    <style:style style:name="T22" style:family="text">
      <style:text-properties officeooo:rsid="008f3ec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ctivité </text:span><text:span text:style-name="T2">2 </text:span><text:span text:style-name="T3">: La formation de notre système solaire.</text:span></text:p>
      <text:p text:style-name="P1"><text:span text:style-name="T11">Objectifs :</text:span><text:span text:style-name="T6"> </text:span></text:p>
      <text:p text:style-name="P4"><text:span text:style-name="T7">-</text:span><text:span text:style-name="T8"> </text:span><text:span text:style-name="T9">Décrire l’évolution de l’Univers et la formation du système solaire.</text:span></text:p>
      <text:p text:style-name="P5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4">Votre mission-travail à réaliser </text:span><text:span text:style-name="T5">:</text:span></text:p>
      <text:p text:style-name="P8"/>
      <text:p text:style-name="P7"><text:span text:style-name="T12">À</text:span> l’aide des documents ( feuille annexe), vous allez réaliser une frise chronologique de la formation de notre Système Solaire.</text:p>
      <text:p text:style-name="P7">Vous devez dans un premier temps déterminer la date de chaque évènement puis l’expliquer en une phrase.</text:p>
      <text:p text:style-name="P3"/>
      <table:table table:name="Table1" table:style-name="Table1">
        <table:table-column table:style-name="Table1.A" table:number-columns-repeated="3"/>
        <table:table-row table:style-name="TableLine94592348591088">
          <table:table-cell table:style-name="Table1.A1" office:value-type="string">
            <text:p text:style-name="P9">Évènements</text:p>
          </table:table-cell>
          <table:table-cell table:style-name="Table1.A1" office:value-type="string">
            <text:p text:style-name="P9">Dates</text:p>
          </table:table-cell>
          <table:table-cell table:style-name="Table1.C1" office:value-type="string">
            <text:p text:style-name="P9">Explications</text:p>
            <text:p text:style-name="P9">(Comment « le phénomène » s’est produit ?)</text:p>
          </table:table-cell>
        </table:table-row>
        <table:table-row table:style-name="Table1.2">
          <table:table-cell table:style-name="Table1.A2" office:value-type="string">
            <text:p text:style-name="P10">Big Bang</text:p>
          </table:table-cell>
          <table:table-cell table:style-name="Table1.A2" office:value-type="string">
            <text:p text:style-name="P9">-<text:span text:style-name="T13">13,7 milliard d'années</text:span></text:p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1">Formation des premières étoiles <text:span text:style-name="T15">et </text:span></text:p>
            <text:p text:style-name="P11"><text:span text:style-name="T15">galaxies</text:span></text:p>
          </table:table-cell>
          <table:table-cell table:style-name="Table1.A2" office:value-type="string">
            <text:p text:style-name="P9">-<text:span text:style-name="T14">12,7 milliard d'années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4">Formation du soleil</text:p>
          </table:table-cell>
          <table:table-cell table:style-name="Table1.A2" office:value-type="string">
            <text:p text:style-name="P9">- <text:span text:style-name="T17">4.6 milliard d'années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6">Formation des planètes</text:p>
          </table:table-cell>
          <table:table-cell table:style-name="Table1.A2" office:value-type="string">
            <text:p text:style-name="P9">- <text:span text:style-name="T20">4.5 milliard d'années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7">Collision Terre-<text:span text:style-name="T22">Protoplanète</text:span></text:p>
            <text:p text:style-name="P18">création de la Lune</text:p>
          </table:table-cell>
          <table:table-cell table:style-name="Table1.A2" office:value-type="string">
            <text:p text:style-name="P9">- <text:s/>4.45 <text:s/><text:span text:style-name="T21">milliard d'années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5">Formation de la croûte continentale</text:p>
          </table:table-cell>
          <table:table-cell table:style-name="Table1.A2" office:value-type="string">
            <text:p text:style-name="P9">-<text:span text:style-name="T19">4.4 milliard d'années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8">
          <table:table-cell table:style-name="Table1.A2" office:value-type="string">
            <text:p text:style-name="P13">Eau liquide présente</text:p>
          </table:table-cell>
          <table:table-cell table:style-name="Table1.A2" office:value-type="string">
            <text:p text:style-name="P9">-<text:span text:style-name="T16">4.36 milliard d'années</text:span></text:p>
          </table:table-cell>
          <table:table-cell table:style-name="Table1.C2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5M19S</meta:editing-duration>
    <meta:editing-cycles>43</meta:editing-cycles>
    <meta:generator>LibreOffice/7.0.6.2$Linux_X86_64 LibreOffice_project/00$Build-2</meta:generator>
    <meta:creation-date>2021-02-11T10:59:54.903285377</meta:creation-date>
    <meta:initial-creator>J Cercy</meta:initial-creator>
    <dc:date>2021-06-23T00:16:27.730556877</dc:date>
    <dc:creator>J Cercy</dc:creator>
    <meta:document-statistic meta:table-count="1" meta:image-count="1" meta:object-count="0" meta:page-count="1" meta:paragraph-count="26" meta:word-count="127" meta:character-count="828" meta:non-whitespace-character-count="718"/>
  </office:meta>
</office:document-meta>
</file>